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C = intervallo tra un campione e l'altro.</text:p>
      <text:p text:style-name="Standard">FC = numero di campioni al secondo</text:p>
      <text:p text:style-name="Standard">FC = 1/TC.</text:p>
      <text:p text:style-name="Standard">FC –&gt; Hz.</text:p>
      <text:p text:style-name="Standard">Numero di quanti = 2^bit dell'ADC.</text:p>
      <text:p text:style-name="Standard">Risoluzione (ampiezza) di un quanto: V fondo scala / 2^bit dell'ADC.</text:p>
      <text:p text:style-name="Standard">FC &gt;= 2Fmax.</text:p>
      <text:p text:style-name="Standard"/>
      <text:p text:style-name="Standard"><text:soft-page-break/>1 inch = 2.54 cm.</text:p>
      <text:p text:style-name="Standard">Divido altezza e lunghezza per 2.54, e trovo le misure in pollici dell'altezza e della lunghezza. Moltiplico per il numero di pixel, trovando quindi i pixel orizzontali e verticali in base alla risoluzione. Moltiplico le due misure, e moltiplico i pixel totali ottenuti, per i bit (convertire in byte).</text:p>
      <text:p text:style-name="Standard">Pixel totali = ( X/2.54 * PPI ) * (Y/2.54 * PPI )</text:p>
      <text:p text:style-name="Standard"><text:soft-page-break/></text:p>
      <text:p text:style-name="Standard">Telefono 11,025 Hz 8 bit Mono.</text:p>
      <text:p text:style-name="Standard">Radio 22050 Hz 8 bit Mono/Stereo.</text:p>
      <text:p text:style-name="Standard">Audio 44100 Hz 16 bit Stere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399cm" fo:page-height="6.399cm" style:num-format="1" style:print-orientation="portrait" fo:margin-top="0.101cm" fo:margin-bottom="0.101cm" fo:margin-left="0.101cm" fo:margin-right="0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M50S</meta:editing-duration>
    <meta:editing-cycles>4</meta:editing-cycles>
    <meta:generator>OpenOffice/4.1.2$Win32 OpenOffice.org_project/412m3$Build-9782</meta:generator>
    <dc:date>2016-02-08T23:19:38.41</dc:date>
    <dc:creator>Daniele Gargano</dc:creator>
    <meta:document-statistic meta:table-count="0" meta:image-count="0" meta:object-count="0" meta:page-count="3" meta:paragraph-count="13" meta:word-count="126" meta:character-count="669"/>
    <meta:user-defined meta:name="Info 1"/>
    <meta:user-defined meta:name="Info 2"/>
    <meta:user-defined meta:name="Info 3"/>
    <meta:user-defined meta:name="Info 4"/>
  </office:meta>
</office:document-meta>
</file>